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22f" officeooo:paragraph-rsid="0004222f" style:font-weight-asian="bold" style:font-weight-complex="bold"/>
    </style:style>
    <style:style style:name="P2" style:family="paragraph" style:parent-style-name="Standard">
      <style:text-properties fo:font-weight="normal" officeooo:rsid="0004222f" officeooo:paragraph-rsid="0004222f" style:font-weight-asian="normal" style:font-weight-complex="normal"/>
    </style:style>
    <style:style style:name="P3" style:family="paragraph" style:parent-style-name="Standard" style:list-style-name="L1">
      <style:text-properties officeooo:paragraph-rsid="0005e49d"/>
    </style:style>
    <style:style style:name="P4" style:family="paragraph" style:parent-style-name="Standard" style:list-style-name="L1">
      <style:text-properties fo:font-weight="normal" officeooo:rsid="0004222f" officeooo:paragraph-rsid="0004222f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5e49d" officeooo:paragraph-rsid="0005e49d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723e3" officeooo:paragraph-rsid="000723e3" style:font-weight-asian="normal" style:font-weight-complex="normal"/>
    </style:style>
    <style:style style:name="P7" style:family="paragraph" style:parent-style-name="Standard" style:list-style-name="L1">
      <style:text-properties fo:font-weight="bold" officeooo:rsid="000723e3" officeooo:paragraph-rsid="000723e3" style:font-weight-asian="bold" style:font-weight-complex="bold"/>
    </style:style>
    <style:style style:name="T1" style:family="text">
      <style:text-properties fo:font-weight="normal" officeooo:rsid="0005e49d" style:font-weight-asian="normal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018 Notes</text:p>
      <text:p text:style-name="P2"/>
      <text:list xml:id="list7446476590979241957" text:style-name="L1">
        <text:list-item>
          <text:p text:style-name="P4">Scaling Up vs Scaling Out</text:p>
          <text:list>
            <text:list-item>
              <text:p text:style-name="P4">Scaling Up</text:p>
              <text:list>
                <text:list-item>
                  <text:p text:style-name="P4">Scaling up the hardware and getting more work out of a single machine.</text:p>
                </text:list-item>
              </text:list>
            </text:list-item>
            <text:list-item>
              <text:p text:style-name="P4">Scaling Out</text:p>
              <text:list>
                <text:list-item>
                  <text:p text:style-name="P4">Scaling out the number of machines you are using in order to compensate for inferior hardware.</text:p>
                </text:list-item>
              </text:list>
            </text:list-item>
            <text:list-item>
              <text:p text:style-name="P4">Scaling up and Out</text:p>
              <text:list>
                <text:list-item>
                  <text:p text:style-name="P4">Moving services to a cloud computing service would be an example of scaling out and scaling up. This gives you the option to rent more machines as well as more powerful machines.</text:p>
                </text:list-item>
              </text:list>
            </text:list-item>
          </text:list>
        </text:list-item>
        <text:list-item>
          <text:p text:style-name="P5">Unix on Windows (Cygwin)</text:p>
          <text:list>
            <text:list-item>
              <text:p text:style-name="P3"><text:span text:style-name="T1">Cygwin </text:span>is a <text:a xlink:type="simple" xlink:href="http://en.wikipedia.org/wiki/Unix-like" text:style-name="Internet_20_link" text:visited-style-name="Visited_20_Internet_20_Link">Unix-like</text:a> environment and <text:a xlink:type="simple" xlink:href="http://en.wikipedia.org/wiki/Command-line_interface" text:style-name="Internet_20_link" text:visited-style-name="Visited_20_Internet_20_Link">command-line interface</text:a> for <text:a xlink:type="simple" xlink:href="http://en.wikipedia.org/wiki/Microsoft_Windows" text:style-name="Internet_20_link" text:visited-style-name="Visited_20_Internet_20_Link">Microsoft Windows</text:a>. Cygwin provides native integration of Windows-based applications, data, and other system resources with applications, software tools, and data of the Unix-like environment. Thus it is possible to launch Windows applications from the Cygwin environment, as well as to use Cygwin tools and applications within the Windows operating context. </text:p>
            </text:list-item>
            <text:list-item>
              <text:p text:style-name="P3">Cygwin consists of two parts: a <text:a xlink:type="simple" xlink:href="http://en.wikipedia.org/wiki/Dynamic-link_library" text:style-name="Internet_20_link" text:visited-style-name="Visited_20_Internet_20_Link">dynamic-link library</text:a> (DLL) as an API compatibility layer providing a substantial part of the <text:a xlink:type="simple" xlink:href="http://en.wikipedia.org/wiki/POSIX" text:style-name="Internet_20_link" text:visited-style-name="Visited_20_Internet_20_Link">POSIX</text:a> API functionality, and an extensive collection of <text:a xlink:type="simple" xlink:href="http://en.wikipedia.org/wiki/Programming_tool" text:style-name="Internet_20_link" text:visited-style-name="Visited_20_Internet_20_Link">software tools</text:a> and applications that provide a Unix-like <text:a xlink:type="simple" xlink:href="http://en.wikipedia.org/wiki/Look_and_feel" text:style-name="Internet_20_link" text:visited-style-name="Visited_20_Internet_20_Link">look and feel</text:a>. </text:p>
            </text:list-item>
            <text:list-item>
              <text:p text:style-name="P3">Cygwin was originally developed by <text:a xlink:type="simple" xlink:href="http://en.wikipedia.org/wiki/Cygnus_Solutions" text:style-name="Internet_20_link" text:visited-style-name="Visited_20_Internet_20_Link">Cygnus Solutions</text:a>, which was later acquired by <text:a xlink:type="simple" xlink:href="http://en.wikipedia.org/wiki/Red_Hat" text:style-name="Internet_20_link" text:visited-style-name="Visited_20_Internet_20_Link">Red Hat</text:a>. It is <text:a xlink:type="simple" xlink:href="http://en.wikipedia.org/wiki/Free_and_open_source_software" text:style-name="Internet_20_link" text:visited-style-name="Visited_20_Internet_20_Link">free and open source software</text:a>, released under the <text:a xlink:type="simple" xlink:href="http://en.wikipedia.org/wiki/GNU_General_Public_License" text:style-name="Internet_20_link" text:visited-style-name="Visited_20_Internet_20_Link">GNU General Public License</text:a> version 3. Today it is maintained by employees of Red Hat, <text:a xlink:type="simple" xlink:href="http://en.wikipedia.org/wiki/NetApp" text:style-name="Internet_20_link" text:visited-style-name="Visited_20_Internet_20_Link">NetApp</text:a> and many other volunteers. </text:p>
            </text:list-item>
          </text:list>
        </text:list-item>
        <text:list-item>
          <text:p text:style-name="P7">Business Advice</text:p>
          <text:list>
            <text:list-item>
              <text:p text:style-name="P6">You will be hired either to increase revenues, decrease expenses, or to facilitate both. These two objectives will drive every decision, every meeting, and every opportunity that you will face.</text:p>
              <text:list>
                <text:list-item>
                  <text:p text:style-name="P6">Learn to do things right, not just make them work</text:p>
                </text:list-item>
                <text:list-item>
                  <text:p text:style-name="P6">You will inherit someone else's code and someone else will inherit your code</text:p>
                </text:list-item>
                <text:list-item>
                  <text:p text:style-name="P6">Present a solution not just a problem</text:p>
                </text:list-item>
              </text:list>
            </text:list-item>
            <text:list-item>
              <text:p text:style-name="P6">Avoid creating technical debt.</text:p>
              <text:list>
                <text:list-item>
                  <text:p text:style-name="P6">Technical debt is creating something that is potentially unstable and may cause problems in the future because of poor design/structur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18:54.158000000</meta:creation-date>
    <dc:date>2015-01-23T18:27:57.813000000</dc:date>
    <meta:editing-duration>PT2H35M12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19" meta:word-count="326" meta:character-count="1988" meta:non-whitespace-character-count="1678"/>
  </office:meta>
</office:document-meta>
</file>